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06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"/>Analyze Portfolio: <text:s text:c="53"/></text:p>
      <text:p text:style-name="Standard"><text:s text:c="12"/>--------------------------------------------------------------------- </text:p>
      <text:p text:style-name="Standard"><text:s text:c="12"/>Beta : 0.928 <text:tab/> Alpha: -0.00<text:span text:style-name="T1">4</text:span><text:tab/> \ </text:p>
      <text:p text:style-name="Standard"><text:s text:c="12"/>Sharpe: 0.<text:span text:style-name="T1">277</text:span><text:tab/> Sortino: 0.<text:span text:style-name="T1">354</text:span> </text:p>
      <text:p text:style-name="Standard"><text:s text:c="12"/>--------------------------------------------------------------------- </text:p>
      <text:p text:style-name="Standard"><text:s text:c="12"/>VaR : 0.049 <text:tab/> cVaR: 0.081 <text:tab/> \ </text:p>
      <text:p text:style-name="Standard"><text:s text:c="12"/>VaR/cVaR: 1.672 <text:tab/> Drawdown: 0.34</text:p>
      <text:p text:style-name="Standard"><text:s text:c="12"/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0:50:36.356000000</meta:creation-date>
    <dc:date>2024-06-07T15:49:56.693000000</dc:date>
    <meta:editing-duration>PT4M37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8" meta:word-count="25" meta:character-count="502" meta:non-whitespace-character-count="319"/>
  </office:meta>
</office:document-meta>
</file>